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1" svg:font-family="Arial, 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5cm" style:rel-column-width="3276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data-style-name="N11">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data-style-name="N11">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5cm" style:rel-column-width="32767*"/>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data-style-name="N11">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style:font-name="Times New Roman" fo:font-size="12pt" style:font-size-asian="12pt" style:font-size-complex="12pt"/>
    </style:style>
    <style:style style:name="P3" style:family="paragraph" style:parent-style-name="Standard" style:list-style-name="">
      <style:paragraph-properties style:text-autospace="none"/>
      <style:text-properties style:font-name="Times New Roman" fo:font-size="12pt" style:text-underline-style="solid" style:text-underline-width="auto" style:text-underline-color="font-color" style:font-size-asian="12pt" style:font-size-complex="12pt"/>
    </style:style>
    <style:style style:name="P4" style:family="paragraph" style:parent-style-name="Standard" style:list-style-name="">
      <style:paragraph-properties style:text-autospace="none"/>
      <style:text-properties style:font-name="Times New Roman" fo:font-size="12pt" style:text-underline-style="none" style:font-size-asian="12pt" style:font-size-complex="12pt"/>
    </style:style>
    <style:style style:name="P5" style:family="paragraph" style:parent-style-name="Standard" style:list-style-name="">
      <style:paragraph-properties style:text-autospace="none"/>
      <style:text-properties fo:color="#ff3333"/>
    </style:style>
    <style:style style:name="P6" style:family="paragraph" style:parent-style-name="Standard" style:list-style-name="">
      <style:paragraph-properties style:text-autospace="none"/>
      <style:text-properties fo:color="#ff3333" style:font-name="Calibri1"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list-style-name="">
      <style:paragraph-properties style:text-autospace="none"/>
      <style:text-properties fo:color="#ff3333" style:font-name="Calibri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8" style:family="paragraph" style:parent-style-name="Standard">
      <style:text-properties style:text-underline-style="solid" style:text-underline-width="auto" style:text-underline-color="font-color"/>
    </style:style>
    <style:style style:name="P9" style:family="paragraph" style:parent-style-name="Default" style:list-style-name="">
      <style:paragraph-properties style:text-autospace="none"/>
      <style:text-properties fo:color="#ff3333" style:font-name="Times New Roman" fo:font-size="12pt" style:font-size-asian="12pt" style:font-size-complex="12pt"/>
    </style:style>
    <style:style style:name="P10" style:family="paragraph" style:parent-style-name="Default" style:list-style-name="">
      <style:paragraph-properties style:text-autospace="none"/>
      <style:text-properties fo:color="#ff3333" style:font-name="Calibri" fo:font-size="11pt" style:font-size-asian="11pt" style:font-size-complex="11pt"/>
    </style:style>
    <style:style style:name="P11" style:family="paragraph" style:parent-style-name="Default" style:list-style-name="">
      <style:paragraph-properties style:text-autospace="none"/>
      <style:text-properties fo:color="#ff3333" style:font-name="Calibri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2" style:family="paragraph" style:parent-style-name="Default" style:list-style-name="">
      <style:paragraph-properties style:text-autospace="none"/>
      <style:text-properties fo:color="#ff3333" style:font-name="Calibri1"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Default" style:list-style-name="">
      <style:paragraph-properties style:text-autospace="none"/>
      <style:text-properties style:font-name="Calibri1" fo:font-size="11pt"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ent-style-name="Default" style:list-style-name="">
      <style:paragraph-properties style:text-autospace="none"/>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17" style:family="paragraph" style:parent-style-name="Table_20_Contents">
      <style:text-properties style:font-name="Calibri1" fo:font-size="11pt" style:font-size-asian="11pt" style:font-size-complex="11pt"/>
    </style:style>
    <style:style style:name="T1" style:family="text">
      <style:text-properties fo:color="#000000" style:font-name="Calibri" fo:font-size="11pt" style:font-name-asian="Calibri" style:font-size-asian="11pt" style:font-name-complex="Calibri" style:font-size-complex="11pt"/>
    </style:style>
    <style:style style:name="T2" style:family="text">
      <style:text-properties fo:color="#000000" style:font-name-asian="Calibri" style:font-name-complex="Calibri"/>
    </style:style>
    <style:style style:name="T3" style:family="text">
      <style:text-properties fo:color="#000000" style:text-line-through-style="none" style:font-name="Times New Roman" fo:font-size="12pt" style:font-name-asian="Calibri" style:font-size-asian="12pt" style:font-name-complex="Calibri" style:font-size-complex="12pt"/>
    </style:style>
    <style:style style:name="T4" style:family="text">
      <style:text-properties fo:color="#000000" style:text-line-through-style="none" style:font-name="Times New Roman" fo:font-size="12pt" style:text-underline-style="none" style:font-name-asian="Calibri" style:font-size-asian="12pt" style:font-name-complex="Calibri" style:font-size-complex="12pt"/>
    </style:style>
    <style:style style:name="T5" style:family="text">
      <style:text-properties style:font-name="Calibri" fo:font-size="11pt" style:font-name-asian="Calibri" style:font-size-asian="11pt" style:font-name-complex="Calibri" style:font-size-complex="11pt"/>
    </style:style>
    <style:style style:name="T6" style:family="text">
      <style:text-properties style:text-line-through-style="none"/>
    </style:style>
    <style:style style:name="T7" style:family="text">
      <style:text-properties style:text-line-through-style="none" style:text-underline-style="none" style:font-name-asian="Calibri" style:font-name-complex="Calibri"/>
    </style:style>
    <style:style style:name="T8" style:family="text">
      <style:text-properties style:text-line-through-style="none" style:font-name-asian="Arial1" style:font-name-complex="Arial1"/>
    </style:style>
    <style:style style:name="T9" style:family="text">
      <style:text-properties style:text-line-through-style="none" style:font-name-asian="Calibri" style:font-name-complex="Calibri"/>
    </style:style>
    <style:style style:name="T10" style:family="text">
      <style:text-properties fo:color="#ff3333" style:text-line-through-style="none" style:font-name="Times New Roman" fo:font-size="12pt" style:text-underline-style="none" style:font-name-asian="Arial1" style:font-size-asian="12pt" style:font-name-complex="Arial1" style:font-size-complex="12pt"/>
    </style: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ge de garde</text:p>
      <text:p text:style-name="Standard"/>
      <text:p text:style-name="Standard">Sommaire</text:p>
      <text:p text:style-name="Standard"/>
      <text:p text:style-name="Standard">1-Recherche du seuil d'utilisation des indexes secondaires</text:p>
      <text:p text:style-name="Standard">2-Etude de la variation de ce seuil</text:p>
      <text:p text:style-name="Standard">3-Comparaison d'indexes primaires et secondaires</text:p>
      <text:p text:style-name="Standard">4-Comparaison d'indexes secondaires et de cluster</text:p>
      <text:p text:style-name="Standard">5-Comparaison d'indexes secondaires et bitmaps</text:p>
      <text:p text:style-name="Standard">6-Etude de la clause PCTFREE</text:p>
      <text:p text:style-name="Standard">7-Etude des requêtes multi-critères</text:p>
      <text:p text:style-name="Standard">8-Etude des algorithmes de jointure</text:p>
      <text:p text:style-name="Standard"/>
      <text:p text:style-name="P8">1-Recherche du seuil d'utilisation des indexes secondaires</text:p>
      <text:p text:style-name="Standard"/>
      <text:p text:style-name="Standard">Pour ce test, nous devons trouver le seuil d'utilisation à partir duquel Oracle préfère utiliser un index secondaire plutôt qu'un balayage séquentiel de la table. Nous avons donc mis en place une table Etudiant de 100 000 tuples. Cette table comporte plusieurs attributs comme par exemple le numéro d'étudiant qui est la clé primaire, ou encore la ville de l'étudiant que l'on va utiliser ici. </text:p>
      <text:p text:style-name="Standard"/>
      <text:p text:style-name="Standard">Lors de la création de la table, nous avons pu répartir les étudiants entre différentes villes grâce à des pourcentages (ex: 16% sont de Dijon, 20% de Paris etc..), et en jouant sur ces pourcentages, nous allons pouvoir observer les choix que fait Oracle pour parcourir les tuples. Nous utilisons donc la requête suivante pour notre test :</text:p>
      <text:p text:style-name="Standard"/>
      <text:p text:style-name="P5"><text:span text:style-name="T5">select count(*) from etudiant where ville=’Bressey’ and commentaire like ‘%’; </text:span></text:p>
      <text:p text:style-name="P1"><text:span text:style-name="T1"/></text:p>
      <text:p text:style-name="P2"><text:span text:style-name="T2">Ici le "count(*)" nous permet de parcourir tous les enregistrements de la table, et le "commentaire like '%'" force Oracle à analyser la table entièrement au lieu de passer par les tuples de l'index secondaire. Nous faisons ensuite varier le taux d'étudiants venant de Bressey dans la table pour voir si Oracle change d'approche.</text:span></text:p>
      <text:p text:style-name="P2"><text:span text:style-name="T2"/></text:p>
      <table:table table:name="Tableau1" table:style-name="Tableau1">
        <table:table-column table:style-name="Tableau1.A" table:number-columns-repeated="2"/>
        <table:table-row>
          <table:table-cell table:style-name="Tableau1.A1" office:value-type="string">
            <text:p text:style-name="P15">Pourcentage de "Bressey"</text:p>
          </table:table-cell>
          <table:table-cell table:style-name="Tableau1.B1" office:value-type="string">
            <text:p text:style-name="P15">Comportement d'Oracle</text:p>
          </table:table-cell>
        </table:table-row>
        <table:table-row>
          <table:table-cell table:style-name="Tableau1.A2" office:value-type="percentage" office:value="0.02">
            <text:p text:style-name="P15">2,00%</text:p>
          </table:table-cell>
          <table:table-cell table:style-name="Tableau1.B2" office:value-type="string">
            <text:p text:style-name="P15">Index Secondaire</text:p>
          </table:table-cell>
        </table:table-row>
        <table:table-row>
          <table:table-cell table:style-name="Tableau1.A2" office:value-type="percentage" office:value="0.03">
            <text:p text:style-name="P15">3,00%</text:p>
          </table:table-cell>
          <table:table-cell table:style-name="Tableau1.B2" office:value-type="string">
            <text:p text:style-name="P15">Index Secondaire</text:p>
          </table:table-cell>
        </table:table-row>
        <table:table-row>
          <table:table-cell table:style-name="Tableau1.A2" office:value-type="percentage" office:value="0.04">
            <text:p text:style-name="P15">4,00%</text:p>
          </table:table-cell>
          <table:table-cell table:style-name="Tableau1.B2" office:value-type="string">
            <text:p text:style-name="P15">Index Secondaire</text:p>
          </table:table-cell>
        </table:table-row>
        <table:table-row>
          <table:table-cell table:style-name="Tableau1.A2" office:value-type="percentage" office:value="0.05">
            <text:p text:style-name="P15">5,00%</text:p>
          </table:table-cell>
          <table:table-cell table:style-name="Tableau1.B2" office:value-type="string">
            <text:p text:style-name="P15">Index Secondaire</text:p>
          </table:table-cell>
        </table:table-row>
        <table:table-row>
          <table:table-cell table:style-name="Tableau1.A2" office:value-type="percentage" office:value="0.06">
            <text:p text:style-name="P15">6,00%</text:p>
          </table:table-cell>
          <table:table-cell table:style-name="Tableau1.B2" office:value-type="string">
            <text:p text:style-name="P15">Balayage Séquentiel</text:p>
          </table:table-cell>
        </table:table-row>
      </table:table>
      <text:p text:style-name="P2"><text:span text:style-name="T2"/></text:p>
      <text:p text:style-name="P2"><text:span text:style-name="T2">Nous pouvons voir qu'Oracle choisit de changer d'approche aux alentours de 6% de tuples qui satisfont la requête. Pour vérifier que ce choix est le bon, nous avons écrit un script PL/SQL qui chronomètre le temps mis par Oracle pour effectuer une requête. En forçant Oracle à utiliser le balayage séquentiel ou l'index secondaire grâce aux hints, nous pouvons comparer le temps d'éxécution grâce à ces requêtes :</text:span></text:p>
      <text:p text:style-name="P2"><text:span text:style-name="T2"/></text:p>
      <text:p text:style-name="P9"><text:span text:style-name="T5">select /*+ full(etudiant) */ count(*) from etudiant where ville=’Bressey’ and commentaire like ‘%’; <text:s/></text:span></text:p>
      <text:p text:style-name="P10"><text:span text:style-name="T7">select /*+ index(indexv) */ count(*) from etudiant where ville=’Bressey’ and commentaire like ‘%’; <text:s/></text:span></text:p>
      <text:p text:style-name="P2"><text:span text:style-name="T2"/></text:p>
      <text:p text:style-name="P2"><text:span text:style-name="T2">La première requête force l'utilisation du balayage séquentiel et la deuxième force l'utilisation de l'index secondaire. Voici les résultats que nous avons pu observer :</text:span></text:p>
      <text:p text:style-name="P2"><text:soft-page-break/><text:span text:style-name="T2"/></text:p>
      <table:table table:name="Tableau2" table:style-name="Tableau2">
        <table:table-column table:style-name="Tableau2.A" table:number-columns-repeated="3"/>
        <table:table-row>
          <table:table-cell table:style-name="Tableau2.A1" office:value-type="string">
            <text:p text:style-name="P15">Pourcentage de "Bressey"</text:p>
          </table:table-cell>
          <table:table-cell table:style-name="Tableau2.A1" office:value-type="string">
            <text:p text:style-name="P15">Temps Index Secondaire</text:p>
          </table:table-cell>
          <table:table-cell table:style-name="Tableau2.C1" office:value-type="string">
            <text:p text:style-name="P15">Temps Balayage Séquentiel</text:p>
          </table:table-cell>
        </table:table-row>
        <table:table-row>
          <table:table-cell table:style-name="Tableau2.A2" office:value-type="percentage" office:value="0.02">
            <text:p text:style-name="P15">2,00%</text:p>
          </table:table-cell>
          <table:table-cell table:style-name="Tableau2.B2" office:value-type="string">
            <text:p text:style-name="P15">0,04 s</text:p>
          </table:table-cell>
          <table:table-cell table:style-name="Tableau2.C2" office:value-type="string">
            <text:p text:style-name="P15">0,046 s</text:p>
          </table:table-cell>
        </table:table-row>
        <table:table-row>
          <table:table-cell table:style-name="Tableau2.A2" office:value-type="percentage" office:value="0.03">
            <text:p text:style-name="P15">3,00%</text:p>
          </table:table-cell>
          <table:table-cell table:style-name="Tableau2.B2" office:value-type="string">
            <text:p text:style-name="P15">0,042 s</text:p>
          </table:table-cell>
          <table:table-cell table:style-name="Tableau2.C2" office:value-type="string">
            <text:p text:style-name="P15">0,046 s</text:p>
          </table:table-cell>
        </table:table-row>
        <table:table-row>
          <table:table-cell table:style-name="Tableau2.A2" office:value-type="percentage" office:value="0.04">
            <text:p text:style-name="P15">4,00%</text:p>
          </table:table-cell>
          <table:table-cell table:style-name="Tableau2.B2" office:value-type="string">
            <text:p text:style-name="P15">0,045 s</text:p>
          </table:table-cell>
          <table:table-cell table:style-name="Tableau2.C2" office:value-type="string">
            <text:p text:style-name="P15">0,046 s</text:p>
          </table:table-cell>
        </table:table-row>
        <table:table-row>
          <table:table-cell table:style-name="Tableau2.A2" office:value-type="percentage" office:value="0.05">
            <text:p text:style-name="P15">5,00%</text:p>
          </table:table-cell>
          <table:table-cell table:style-name="Tableau2.B2" office:value-type="string">
            <text:p text:style-name="P15">0,046 s</text:p>
          </table:table-cell>
          <table:table-cell table:style-name="Tableau2.C2" office:value-type="string">
            <text:p text:style-name="P15">0,046 s</text:p>
          </table:table-cell>
        </table:table-row>
        <table:table-row>
          <table:table-cell table:style-name="Tableau2.A2" office:value-type="percentage" office:value="0.06">
            <text:p text:style-name="P15">6,00%</text:p>
          </table:table-cell>
          <table:table-cell table:style-name="Tableau2.B2" office:value-type="string">
            <text:p text:style-name="P15">0,048 s</text:p>
          </table:table-cell>
          <table:table-cell table:style-name="Tableau2.C2" office:value-type="string">
            <text:p text:style-name="P15">0,047 s</text:p>
          </table:table-cell>
        </table:table-row>
        <table:table-row>
          <table:table-cell table:style-name="Tableau2.A2" office:value-type="percentage" office:value="0.07">
            <text:p text:style-name="P15">7,00%</text:p>
          </table:table-cell>
          <table:table-cell table:style-name="Tableau2.B2" office:value-type="string">
            <text:p text:style-name="P15">0,05 s</text:p>
          </table:table-cell>
          <table:table-cell table:style-name="Tableau2.C2" office:value-type="string">
            <text:p text:style-name="P15">0,047 s</text:p>
          </table:table-cell>
        </table:table-row>
      </table:table>
      <text:p text:style-name="P2"><text:span text:style-name="T2"/></text:p>
      <text:p text:style-name="P2"><text:span text:style-name="T2">Grâce à ce test, nous pouvons voir qu'Oracle décide de changer de comportement au seuil optimal pour utiliser l'index secondaire. Ce seuil se situe entre 5% et 6% nous prendrons donc 5,5% comme valeur à retenir.</text:span></text:p>
      <text:p text:style-name="P2"><text:span text:style-name="T2"/></text:p>
      <text:p text:style-name="P2"><text:span text:style-name="T2">Ce test est concluant et conforme à nos attentes, Oracle utilise bien l'optimisation de requête lorsque c'est nécessaire.</text:span></text:p>
      <text:p text:style-name="P2"><text:span text:style-name="T2"/></text:p>
      <text:p text:style-name="P3"><text:span text:style-name="T2">2-Etude de la variation de ce seuil</text:span></text:p>
      <text:p text:style-name="P3"><text:span text:style-name="T2"/></text:p>
      <text:p text:style-name="P4"><text:span text:style-name="T2">Ce test va suivre le même principe que le précédent, nous voulons montrer que le seuil d'utilisation de l'index secondaire peut varier suivant la taille des tuples à analyser. Pour faire ça, nous avons mis à jour le champ DESCRIPTION de notre table en le passant à 10 caractères au lieu de 2000 précédemment.</text:span></text:p>
      <text:p text:style-name="P4"><text:span text:style-name="T2"/></text:p>
      <text:p text:style-name="P4"><text:span text:style-name="T2">Les requêtes que nous utilisons sont les mêmes que pour le test précédents et voici les résultats obtenus :</text:span></text:p>
      <text:p text:style-name="P4"><text:span text:style-name="T2"/></text:p>
      <table:table table:name="Tableau3" table:style-name="Tableau3">
        <table:table-column table:style-name="Tableau3.A" table:number-columns-repeated="2"/>
        <table:table-row>
          <table:table-cell table:style-name="Tableau3.A1" office:value-type="string">
            <text:p text:style-name="P15">Pourcentage de "Bressey"</text:p>
          </table:table-cell>
          <table:table-cell table:style-name="Tableau3.B1" office:value-type="string">
            <text:p text:style-name="P15">Comportement d'Oracle</text:p>
          </table:table-cell>
        </table:table-row>
        <table:table-row>
          <table:table-cell table:style-name="Tableau3.A2" office:value-type="percentage" office:value="0.01">
            <text:p text:style-name="P15">1,00%</text:p>
          </table:table-cell>
          <table:table-cell table:style-name="Tableau3.B2" office:value-type="string">
            <text:p text:style-name="P15">Index Secondaire</text:p>
          </table:table-cell>
        </table:table-row>
        <table:table-row>
          <table:table-cell table:style-name="Tableau3.A2" office:value-type="percentage" office:value="0.02">
            <text:p text:style-name="P15">2,00%</text:p>
          </table:table-cell>
          <table:table-cell table:style-name="Tableau3.B2" office:value-type="string">
            <text:p text:style-name="P15">Index Secondaire</text:p>
          </table:table-cell>
        </table:table-row>
        <table:table-row>
          <table:table-cell table:style-name="Tableau3.A2" office:value-type="percentage" office:value="0.03">
            <text:p text:style-name="P15">3,00%</text:p>
          </table:table-cell>
          <table:table-cell table:style-name="Tableau3.B2" office:value-type="string">
            <text:p text:style-name="P15">Balayage Séquentiel</text:p>
          </table:table-cell>
        </table:table-row>
      </table:table>
      <text:p text:style-name="P4"><text:span text:style-name="T2"/></text:p>
      <text:p text:style-name="P4"><text:span text:style-name="T2">On remarque qu'Oracle utilise moins l'index secondaire si les tuples sont plus petits, cela peut s'expliquer par le fait que la taille d'un enrengistrement est moins importante que précédemment et par conséquent, on peut mettre plus d'enregistrements dans un bloc de mémoire, ce qui réduit le nombre de blocs utilisés pour stocker la totalité des enregistrements. Oracle peut donc utiliser le balayage séquentiel jusqu'a un seuil inférieur au précédent car il est devenu moins coûteux.</text:span></text:p>
      <text:p text:style-name="P4"><text:span text:style-name="T2"/></text:p>
      <text:p text:style-name="P3"><text:span text:style-name="T2">3-Comparaison d'indexes primaires et secondaires</text:span></text:p>
      <text:p text:style-name="P3"><text:span text:style-name="T2"/></text:p>
      <text:p text:style-name="P4"><text:span text:style-name="T2">Ce test doit permettre de mettre en avant la différence entre des indexes primaires et secondaires construits sur le même attribut. Une requête sur un attribut indexé devrait être plus rapide si elle s'effectue via un index primaire plutôt qu'un index secondaire car ce premier est trié.</text:span></text:p>
      <text:p text:style-name="P4"><text:span text:style-name="T2"/></text:p>
      <text:p text:style-name="P4"><text:span text:style-name="T2">Pour ce test, nous allons nous intéresser à l'attribut noEtu qui est clé primaire de la table Etudiant. Pour pouvoir utiliser un index primaire, nous rajoutons la clause "ORGANIZATION INDEX" lors de la création de la table Etudiant pour créer l'index primaire. Nous avons ensuite testé les performances de cet index grâce à deux requêtes :</text:span></text:p>
      <text:p text:style-name="P4"><text:span text:style-name="T2"/></text:p>
      <text:p text:style-name="P11"><text:soft-page-break/>SELECT COUNT(*) FROM ETUDIANT_IND WHERE nEtu &lt;= 10000 AND commentaire like '%'; </text:p>
      <text:p text:style-name="P12"><text:span text:style-name="T8">SELECT COUNT(*) FROM ETUDIANT_IND WHERE MOD(nEtu,10)= 0 AND commentaire like '%'; </text:span></text:p>
      <text:p text:style-name="P13"><text:span text:style-name="T3"/></text:p>
      <text:p text:style-name="P13"><text:span text:style-name="T3">La première nous donne un résultat sur des valeurs consécutives, et la deuxième sur des valeurs dispersées grâce au modulo.</text:span></text:p>
      <text:p text:style-name="P13"><text:span text:style-name="T3"/></text:p>
      <text:p text:style-name="P14"><text:span text:style-name="T4">Pour tester l'index secondaire, nous avons créé l'index toujours sur l'attribut noEtu, mais cette fois-ci sans la clause "ORGANIZATION INDEX". Pour ne pas récupérer les valeur de l'index directement dans l'odre croissant, nous ajoutons la clause </text:span><text:span text:style-name="T10">ORDER BY DBMS_RANDOM.VALUE <text:s/></text:span><text:span text:style-name="T4">qui permet de trier aléatoirement l'index secondaire.</text:span></text:p>
      <text:p text:style-name="P14"><text:span text:style-name="T10"/></text:p>
      <text:p text:style-name="P14"><text:span text:style-name="T4">Les 2 requêtes sont les mêmes que précédemment mais avec cette clause en plus :</text:span></text:p>
      <text:p text:style-name="P14"><text:span text:style-name="T4"/></text:p>
      <text:p text:style-name="P11">SELECT COUNT(*) FROM ETUDIANT_IND2 WHERE nEtu &lt;= 10000 AND commentaire like '%' <text:span text:style-name="T6">ORDER BY DBMS_RANDOM.VALUE</text:span>; </text:p>
      <text:p text:style-name="P11"/>
      <text:p text:style-name="P12"><text:span text:style-name="T8">SELECT COUNT(*) FROM ETUDIANT_IND2 WHERE MOD(nEtu,10)= 0 AND commentaire like '%' ORDER BY DBMS_RANDOM.VALUE; </text:span></text:p>
      <text:p text:style-name="P12"><text:span text:style-name="T8"/></text:p>
      <text:p text:style-name="P12"><text:span text:style-name="T3">Voici les résultats obtenus :</text:span></text:p>
      <text:p text:style-name="P12"><text:span text:style-name="T3"/></text:p>
      <table:table table:name="Tableau4" table:style-name="Tableau4">
        <table:table-column table:style-name="Tableau4.A" table:number-columns-repeated="3"/>
        <table:table-row>
          <table:table-cell table:style-name="Tableau4.A1" office:value-type="string">
            <text:p text:style-name="P16">Type d'index</text:p>
          </table:table-cell>
          <table:table-cell table:style-name="Tableau4.A1" office:value-type="string">
            <text:p text:style-name="P16">Valeurs consécutives</text:p>
          </table:table-cell>
          <table:table-cell table:style-name="Tableau4.C1" office:value-type="string">
            <text:p text:style-name="P16">Valeurs dispersées</text:p>
          </table:table-cell>
        </table:table-row>
        <table:table-row>
          <table:table-cell table:style-name="Tableau4.A2" office:value-type="string">
            <text:p text:style-name="P16">Primaire</text:p>
          </table:table-cell>
          <table:table-cell table:style-name="Tableau4.A2" office:value-type="string">
            <text:p text:style-name="P16">0,0094 s</text:p>
          </table:table-cell>
          <table:table-cell table:style-name="Tableau4.C2" office:value-type="string">
            <text:p text:style-name="P16">0,110 s</text:p>
          </table:table-cell>
        </table:table-row>
        <table:table-row>
          <table:table-cell table:style-name="Tableau4.A2" office:value-type="string">
            <text:p text:style-name="P16">Secondaire</text:p>
          </table:table-cell>
          <table:table-cell table:style-name="Tableau4.A2" office:value-type="string">
            <text:p text:style-name="P16">0,0181 s</text:p>
          </table:table-cell>
          <table:table-cell table:style-name="Tableau4.C2" office:value-type="string">
            <text:p text:style-name="P16">0,109 s</text:p>
          </table:table-cell>
        </table:table-row>
      </table:table>
      <text:p text:style-name="P12"><text:span text:style-name="T3"/></text:p>
      <text:p text:style-name="P12"><text:span text:style-name="T3">Nous pouvos voir que la recherche de valeurs consécutives via un index primaire est nettement plus rapide qu'avec un index secondaire, cela peut s'expliquer par le fait que les enregistrements créés par l'index primaire sont les uns à la suite des autres dans les blocs et par conséquent le temps de lecture est considérablement réduit.</text:span></text:p>
      <text:p text:style-name="P12"><text:span text:style-name="T3"/></text:p>
      <text:p text:style-name="P12"><text:span text:style-name="T3">Par contre si les valeurs sont dispersées, le temps d'éxécution de la requêtes par les deux indexes est équivalent car les enregistrements recherchés sont dispersés dans les blocs et il faudra beaucoup plus de temps qu'avant à la tête de lecture pour lire tous les blocs.</text:span></text:p>
      <text:p text:style-name="P12"><text:span text:style-name="T3"/></text:p>
      <text:p text:style-name="P7"><text:span text:style-name="T3">4-Comparaison d'indexes secondaires et de cluster</text:span></text:p>
      <text:p text:style-name="P7"><text:span text:style-name="T3"/></text:p>
      <text:p text:style-name="P6"><text:span text:style-name="T3">Pour ce test, nous voulons déterminer le meilleur choix <text:s/>à faire en terme de recherche entre un index secondaire et une table stockée dans un cluster de type "hash-code". Pour cela nous avons créé la table Etudiant_Clu avec un cluster sur l'attribut VilleEtu : </text:span></text:p>
      <text:p text:style-name="P6"><text:span text:style-name="T3"/></text:p>
      <text:p text:style-name="P6"><text:span text:style-name="T9">CREATE CLUSTER CLU_ETU(VILLE VARCHAR(50))<text:line-break/>HASHKEYS 10;<text:line-break/>CREATE TABLE ETUDIANT_CLU CLUSTER CLU_ETU(villeEtu) AS SELECT * FROM ETUDIANT ;</text:span></text:p>
      <text:p text:style-name="P6"><text:span text:style-name="T9"/></text:p>
      <text:p text:style-name="P6"><text:span text:style-name="T3">Nous réutilisons l'index secondaire sur la ville de la table Etudiant que nous avions créé pour le premier test. Voici les requêtes que nous utilisons respectivement pour l'index secondaire puis pour le cluster :</text:span></text:p>
      <text:p text:style-name="P6"><text:span text:style-name="T3"/></text:p>
      <text:p text:style-name="P6"><text:span text:style-name="T9">select /*+ index(index_ville)*/ count(*) into nbEtu from ETUDIANT where villeEtu ='Dijon'</text:span></text:p>
      <text:p text:style-name="P6"><text:span text:style-name="T9">select count(*) into nbEtu from ETUDIANT_CLU where villeEtu ='Dijon';</text:span></text:p>
      <text:p text:style-name="P6"><text:span text:style-name="T9"/></text:p>
      <text:p text:style-name="P6"><text:span text:style-name="T3">Voici les résultats obtenus :</text:span></text:p>
      <table:table table:name="Tableau5" table:style-name="Tableau5">
        <table:table-column table:style-name="Tableau5.A" table:number-columns-repeated="3"/>
        <text:soft-page-break/>
        <table:table-row>
          <table:table-cell table:style-name="Tableau5.A1" office:value-type="string">
            <text:p text:style-name="P17">Ville recherchée</text:p>
          </table:table-cell>
          <table:table-cell table:style-name="Tableau5.A1" office:value-type="string">
            <text:p text:style-name="P17">Cluster</text:p>
          </table:table-cell>
          <table:table-cell table:style-name="Tableau5.C1" office:value-type="string">
            <text:p text:style-name="P17">Index Secondaire</text:p>
          </table:table-cell>
        </table:table-row>
        <table:table-row>
          <table:table-cell table:style-name="Tableau5.A2" office:value-type="string">
            <text:p text:style-name="P17">Dijon (16%)</text:p>
          </table:table-cell>
          <table:table-cell table:style-name="Tableau5.A2" office:value-type="string">
            <text:p text:style-name="P17">0,00292 s</text:p>
          </table:table-cell>
          <table:table-cell table:style-name="Tableau5.C2" office:value-type="string">
            <text:p text:style-name="P17">0,00667 s</text:p>
          </table:table-cell>
        </table:table-row>
        <table:table-row>
          <table:table-cell table:style-name="Tableau5.A2" office:value-type="string">
            <text:p text:style-name="P17">Bressey (2%)</text:p>
          </table:table-cell>
          <table:table-cell table:style-name="Tableau5.A2" office:value-type="string">
            <text:p text:style-name="P17">0,00097 s</text:p>
          </table:table-cell>
          <table:table-cell table:style-name="Tableau5.C2" office:value-type="string">
            <text:p text:style-name="P17">0,00364 s</text:p>
          </table:table-cell>
        </table:table-row>
        <table:table-row>
          <table:table-cell table:style-name="Tableau5.A2" office:value-type="string">
            <text:p text:style-name="P17">Chenove (6%)</text:p>
          </table:table-cell>
          <table:table-cell table:style-name="Tableau5.A2" office:value-type="string">
            <text:p text:style-name="P17">0,00272 s</text:p>
          </table:table-cell>
          <table:table-cell table:style-name="Tableau5.C2" office:value-type="string">
            <text:p text:style-name="P17">0,00649 s</text:p>
          </table:table-cell>
        </table:table-row>
        <table:table-row>
          <table:table-cell table:style-name="Tableau5.A2" office:value-type="string">
            <text:p text:style-name="P17">Paris (22%)</text:p>
          </table:table-cell>
          <table:table-cell table:style-name="Tableau5.A2" office:value-type="string">
            <text:p text:style-name="P17">0,00379 s</text:p>
          </table:table-cell>
          <table:table-cell table:style-name="Tableau5.C2" office:value-type="string">
            <text:p text:style-name="P17">0,00671 s</text:p>
          </table:table-cell>
        </table:table-row>
      </table:table>
      <text:p text:style-name="P6"><text:span text:style-name="T3"/></text:p>
      <text:p text:style-name="P6"><text:span text:style-name="T3">Nous observons que le cluster est l'organisation la plus rapide pour toutes les requêtes, que la proportion de tuples à rechercher soit élevée ou n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1" svg:font-family="Arial, 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0M57S</meta:editing-duration>
    <meta:editing-cycles>21</meta:editing-cycles>
    <meta:generator>OpenOffice/4.1.7$Win32 OpenOffice.org_project/417m1$Build-9800</meta:generator>
    <dc:date>2019-11-27T10:41:52.59</dc:date>
    <dc:creator>Jules </dc:creator>
    <meta:document-statistic meta:table-count="5" meta:image-count="0" meta:object-count="0" meta:page-count="4" meta:paragraph-count="111" meta:word-count="1186" meta:character-count="7515"/>
    <meta:user-defined meta:name="Info 1"/>
    <meta:user-defined meta:name="Info 2"/>
    <meta:user-defined meta:name="Info 3"/>
    <meta:user-defined meta:name="Info 4"/>
  </office:meta>
</office:document-meta>
</file>